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d168" officeooo:paragraph-rsid="001bd168"/>
    </style:style>
    <style:style style:name="P2" style:family="paragraph" style:parent-style-name="Standard" style:list-style-name="L1">
      <style:text-properties officeooo:paragraph-rsid="001bd168"/>
    </style:style>
    <style:style style:name="P3" style:family="paragraph" style:parent-style-name="Standard">
      <style:paragraph-properties fo:text-align="center" style:justify-single-word="false"/>
      <style:text-properties fo:font-size="14pt" officeooo:rsid="001bd168" officeooo:paragraph-rsid="001bd168" style:font-size-asian="14pt" style:font-size-complex="14pt"/>
    </style:style>
    <style:style style:name="P4" style:family="paragraph" style:parent-style-name="Standard">
      <style:paragraph-properties fo:text-align="center" style:justify-single-word="false"/>
      <style:text-properties fo:font-size="12pt" officeooo:rsid="001bd168" officeooo:paragraph-rsid="001bd168" style:font-size-asian="12pt" style:font-size-complex="12pt"/>
    </style:style>
    <style:style style:name="P5" style:family="paragraph" style:parent-style-name="Standard" style:list-style-name="L1">
      <style:text-properties officeooo:rsid="001d97ef" officeooo:paragraph-rsid="001d97ef"/>
    </style:style>
    <style:style style:name="P6" style:family="paragraph" style:parent-style-name="Standard" style:list-style-name="L1">
      <style:text-properties officeooo:rsid="001e0dad" officeooo:paragraph-rsid="001e0dad"/>
    </style:style>
    <style:style style:name="P7" style:family="paragraph" style:parent-style-name="Standard">
      <style:text-properties officeooo:rsid="001e0dad" officeooo:paragraph-rsid="001e0dad"/>
    </style:style>
    <style:style style:name="P8" style:family="paragraph" style:parent-style-name="Standard">
      <style:text-properties officeooo:rsid="002124f2" officeooo:paragraph-rsid="002124f2"/>
    </style:style>
    <style:style style:name="P9" style:family="paragraph" style:parent-style-name="Standard">
      <style:paragraph-properties fo:margin-left="0in" fo:margin-right="0in" fo:text-indent="0.25in" style:auto-text-indent="false"/>
      <style:text-properties officeooo:rsid="001bd168" officeooo:paragraph-rsid="001d97ef"/>
    </style:style>
    <style:style style:name="P10" style:family="paragraph" style:parent-style-name="Standard">
      <style:paragraph-properties fo:margin-left="0in" fo:margin-right="0in" fo:text-indent="0.25in" style:auto-text-indent="false"/>
      <style:text-properties officeooo:rsid="001d97ef" officeooo:paragraph-rsid="001d97ef"/>
    </style:style>
    <style:style style:name="P11" style:family="paragraph" style:parent-style-name="Standard">
      <style:paragraph-properties fo:margin-left="0in" fo:margin-right="0in" fo:text-indent="0.25in" style:auto-text-indent="false"/>
      <style:text-properties officeooo:rsid="001f3a29" officeooo:paragraph-rsid="001f3a29"/>
    </style:style>
    <style:style style:name="P12" style:family="paragraph" style:parent-style-name="Standard">
      <style:paragraph-properties fo:margin-left="0in" fo:margin-right="0in" fo:text-indent="0.25in" style:auto-text-indent="false"/>
      <style:text-properties officeooo:rsid="002124f2" officeooo:paragraph-rsid="002124f2"/>
    </style:style>
    <style:style style:name="P13" style:family="paragraph" style:parent-style-name="Standard">
      <style:paragraph-properties fo:margin-left="0in" fo:margin-right="0in" fo:text-indent="0.25in" style:auto-text-indent="false"/>
      <style:text-properties officeooo:rsid="002124f2" officeooo:paragraph-rsid="002332c5"/>
    </style:style>
    <style:style style:name="P14" style:family="paragraph" style:parent-style-name="Standard">
      <style:paragraph-properties fo:margin-left="0in" fo:margin-right="0in" fo:text-indent="0.25in" style:auto-text-indent="false"/>
      <style:text-properties officeooo:rsid="002332c5" officeooo:paragraph-rsid="002332c5"/>
    </style:style>
    <style:style style:name="T1" style:family="text">
      <style:text-properties officeooo:rsid="001d97ef"/>
    </style:style>
    <style:style style:name="T2" style:family="text">
      <style:text-properties officeooo:rsid="002224a1"/>
    </style:style>
    <style:style style:name="T3" style:family="text">
      <style:text-properties officeooo:rsid="002332c5"/>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Chain</text:p>
      <text:p text:style-name="P4">(a distributed research journal)</text:p>
      <text:p text:style-name="P4">blackstampede</text:p>
      <text:p text:style-name="P1"/>
      <text:p text:style-name="P9">The blockchain maintains a series of blocks, each of which contains a hash that uniquely identifies the series of blocks before it. In order to change any one of the blocks, the hashes for all of the following blocks must be recalculated. Once this has happened, determining which chain is valid and which has been tampered with is impossible. Either one could be the original. To sidestep the issue, the HashCash proof-of-work algorithm was introduced to make the cost of adding records to the blockchain prohibitively high.</text:p>
      <text:p text:style-name="P9"><text:span text:style-name="T1">The process of adding a new record to the blockchain now requires an expensive-to-find hash that takes time and effort to locate. This makes it incredibly difficult for forge large parts of the chain, because the computational power would be enormous. Assuming that the bulk of world-wide computation is focused on adding records to the original blockchain, the only thing that a local machine needs to do when comparing two different chains is to pick the longest.</text:span></text:p>
      <text:p text:style-name="P11"><text:span text:style-name="T1">The wasted resources used to find hashes that match the given criteria are the cost of having a consensus across a huge number of individual computers, </text:span>but<text:span text:style-name="T1"> </text:span>I believe that there is a different method of establishing consensus for a blockchain. This method might only function well under circumstances in which a large number of people are contributing, and there is no need for “coins” (blockchain is not being used as a currency).</text:p>
      <text:p text:style-name="P10"><text:s/></text:p>
      <text:p text:style-name="P9"><text:span text:style-name="T1">A</text:span> blockchain as the basis for a trust-less, distributed research journal:</text:p>
      <text:list xml:id="list8888562956996555617" text:style-name="L1">
        <text:list-item>
          <text:p text:style-name="P2"><text:span text:style-name="T1">needs a built-in system of peer review, where the reviewers are experienced contributors to the journal.</text:span></text:p>
        </text:list-item>
        <text:list-item>
          <text:p text:style-name="P5">a minimal proof-of-work cost simply to cut down of frivolous contributions.</text:p>
        </text:list-item>
        <text:list-item>
          <text:p text:style-name="P6">some other method of verifying that the blockchain is valid (besides an expensive POW).</text:p>
        </text:list-item>
      </text:list>
      <text:p text:style-name="P7"/>
      <text:p text:style-name="P8">Blocks:</text:p>
      <text:p text:style-name="P12">In order to identify record-owners, blocks are (partially) signed with the private key of the individual who is attempting to publish them, and the signature is used in the hash of the full block. This means that any change to the data in the block will change the signature, and any tampering with the signature changes the hash. I say partially, because only the data in the block is signed- it isn’t possible to include the as-yet-nonexistent signature in the signature itself obviously.</text:p>
      <text:p text:style-name="P12"/>
      <text:p text:style-name="P12">Publish Blocks:</text:p>
      <text:p text:style-name="P12"><text:tab/>Publish blocks contain data about a research paper, a timestamp etc. and have been signed and mined by the publisher.</text:p>
      <text:p text:style-name="P12"/>
      <text:p text:style-name="P12">Signature Blocks:</text:p>
      <text:p text:style-name="P12"><text:tab/>Signature blocks do not contain any research information, and instead have a reference to the hash of a previous block in the chain, and a signature. These blocks are published as a form of cryptographic peer-review- users should only be publishing signature blocks as a statement of<text:span text:style-name="T3"> </text:span>support for the referenced work. <text:span text:style-name="T3">It’s a way of saying “this work is methodologically sound.”</text:span></text:p>
      <text:p text:style-name="P12"/>
      <text:p text:style-name="P12">Genesis Block:</text:p>
      <text:p text:style-name="P12"><text:tab/>The signer of the genesis block <text:span text:style-name="T2">is the original recognized source of trust for the journal.</text:span></text:p>
      <text:p text:style-name="P12"/>
      <text:p text:style-name="P12"/>
      <text:p text:style-name="P14"><text:soft-page-break/>The genesis block cannot be tampered with, because there should only be one for the chain, and if a client receives a chain that has a different genesis block, it will be ignored.</text:p>
      <text:p text:style-name="P14"/>
      <text:p text:style-name="P13">In order to tamper with a block <text:span text:style-name="T3">in the middle of the chain</text:span>, each block following it must be re-signed and re-hashed. <text:span text:style-name="T3">It’s possible that someone could generate a large number of key pairs and attempt to forge the entire blockchain (with the exception of the genesis block)</text:span>, and faced with two different blockchains, we can identify the point where they began to differ, but not which is the original.</text:p>
      <text:p text:style-name="P13"><text:span text:style-name="T3">This is where the genesis signer comes in. The first few blocks in the original chain would be reviewed and signed by the publisher of the genesis block. This grants them a certa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0T15:36:00.410267443</meta:creation-date>
    <dc:date>2017-12-20T16:20:23.576653460</dc:date>
    <meta:editing-duration>PT19M50S</meta:editing-duration>
    <meta:editing-cycles>6</meta:editing-cycles>
    <meta:generator>LibreOffice/5.1.6.2$Linux_X86_64 LibreOffice_project/10m0$Build-2</meta:generator>
    <meta:document-statistic meta:table-count="0" meta:image-count="0" meta:object-count="0" meta:page-count="2" meta:paragraph-count="22" meta:word-count="622" meta:character-count="3703" meta:non-whitespace-character-count="3101"/>
  </office:meta>
</office:document-meta>
</file>